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0ed564"/>
    </style:style>
    <style:style style:name="P3" style:family="paragraph">
      <loext:graphic-properties draw:fill="none"/>
    </style:style>
    <style:style style:name="P4" style:family="paragraph" style:parent-style-name="Normal">
      <style:text-properties officeooo:paragraph-rsid="000d8417"/>
    </style:style>
    <style:style style:name="P5" style:family="paragraph" style:parent-style-name="Normal">
      <style:text-properties officeooo:rsid="0010932f" officeooo:paragraph-rsid="0010932f"/>
    </style:style>
    <style:style style:name="P6" style:family="paragraph" style:parent-style-name="Text_20_body">
      <style:text-properties officeooo:rsid="0010932f" officeooo:paragraph-rsid="0010932f"/>
    </style:style>
    <style:style style:name="P7" style:family="paragraph" style:parent-style-name="Text_20_body">
      <style:paragraph-properties fo:hyphenation-ladder-count="no-limit" fo:hyphenation-keep="auto" loext:hyphenation-keep-type="column"/>
      <style:text-properties officeooo:rsid="0010932f" officeooo:paragraph-rsid="0010932f" fo:hyphenate="false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paragraph-properties fo:hyphenation-ladder-count="no-limit" fo:hyphenation-keep="auto" loext:hyphenation-keep-type="column"/>
      <style:text-properties officeooo:rsid="0010932f" fo:hyphenate="false" loext:hyphenation-no-caps="false" loext:hyphenation-no-last-word="false" loext:hyphenation-word-char-count="no-limit" loext:hyphenation-zone="no-limit"/>
    </style:style>
    <style:style style:name="P9" style:family="paragraph" style:parent-style-name="Text_20_body">
      <style:paragraph-properties fo:hyphenation-ladder-count="no-limit" fo:hyphenation-keep="auto" loext:hyphenation-keep-type="column"/>
      <style:text-properties officeooo:paragraph-rsid="0010f104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Text_20_body">
      <style:paragraph-properties fo:hyphenation-ladder-count="no-limit" fo:hyphenation-keep="auto" loext:hyphenation-keep-type="column"/>
      <style:text-properties officeooo:rsid="0010932f" officeooo:paragraph-rsid="0010f104" fo:hyphenate="false" loext:hyphenation-no-caps="false" loext:hyphenation-no-last-word="false" loext:hyphenation-word-char-count="no-limit" loext:hyphenation-zone="no-limit"/>
    </style:style>
    <style:style style:name="T1" style:family="text">
      <style:text-properties fo:font-family="'Segoe UI Emoji'" style:font-family-generic="swiss" style:font-pitch="variable" fo:font-weight="bold" style:font-weight-asian="bold" style:font-family-complex="'Segoe UI Emoji'" style:font-family-generic-complex="swiss" style:font-pitch-complex="variable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Segoe UI Emoji'" style:font-family-generic="swiss" style:font-pitch="variable" style:font-family-complex="'Segoe UI Emoji'" style:font-family-generic-complex="swiss" style:font-pitch-complex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d8417"/>
    </style:style>
    <style:style style:name="T6" style:family="text">
      <style:text-properties officeooo:rsid="000ed564"/>
    </style:style>
    <style:style style:name="T7" style:family="text">
      <style:text-properties officeooo:rsid="0010932f"/>
    </style:style>
    <style:style style:name="T8" style:family="text">
      <style:text-properties officeooo:rsid="0010f104"/>
    </style:style>
    <style:style style:name="gr1" style:family="graphic">
      <style:graphic-properties draw:stroke="solid" svg:stroke-width="0.0102in" svg:stroke-color="#a0a0a0" svg:stroke-opacity="100%" draw:stroke-linejoin="miter" svg:stroke-linecap="butt" draw:fill="none" fo:min-height="0in" fo:min-width="0in" fo:padding-top="-0.0047in" fo:padding-bottom="-0.0047in" fo:padding-left="-0.0047in" fo:padding-right="-0.0047in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🌿</text:span></text:span><text:span text:style-name="Default_20_Paragraph_20_Font"><text:span text:style-name="T2"> Talewell Alpha Is Here!</text:span></text:span></text:p>
      <text:p text:style-name="Normal"><text:span text:style-name="Default_20_Paragraph_20_Font"><text:span text:style-name="T3">✨</text:span></text:span> <text:span text:style-name="Default_20_Paragraph_20_Font"><text:span text:style-name="T4">Step into worlds woven by imagination — where every choice shapes your story.</text:span></text:span></text:p>
      <text:p text:style-name="Normal"><text:span text:style-name="T5">We’re</text:span> thrilled to announce the <text:span text:style-name="Default_20_Paragraph_20_Font"><text:span text:style-name="T2">alpha release of Talewell</text:span></text:span>, a new <text:span text:style-name="Default_20_Paragraph_20_Font"><text:span text:style-name="T2">choose-your-own-adventure storytelling app</text:span></text:span> that lets you explore interactive tales filled with art, mystery, and wonder.</text:p>
      <text:p text:style-name="Normal">Talewell transforms storytelling into a living experience — your decisions guide each twist, path, and ending.</text:p>
      <text:p text:style-name="P2"><text:span text:style-name="Default_20_Paragraph_20_Font"><text:span text:style-name="T3">📱</text:span></text:span> <text:span text:style-name="Default_20_Paragraph_20_Font"><text:span text:style-name="T2">Now available for Android (Alpha)</text:span></text:span><text:line-break/><text:span text:style-name="T6">We’re</text:span> looking for <text:span text:style-name="Default_20_Paragraph_20_Font"><text:span text:style-name="T2">testers and story enthusiasts</text:span></text:span> to help refine Talewell before its full release.<text:line-break/>This is a “friends and family” release and an invite to join the internal test, experience early stories like <text:span text:style-name="Default_20_Paragraph_20_Font"><text:span text:style-name="T4">Totes McGoats and the Island of Cluckers</text:span></text:span> and share your feedback to help shape the next generation of narrative adventure apps.</text:p>
      <text:p text:style-name="Normal"><draw:custom-shape text:anchor-type="as-char" draw:z-index="0" draw:name="Horizontal Line 7" draw:style-name="gr1" draw:text-style-name="P3" svg:width="45.5098in" svg:height="0.0016in"><text:p/><draw:enhanced-geometry svg:viewBox="0 0 21600 21600" draw:type="non-primitive" draw:enhanced-path="M 0 0 L 21600 0 21600 21600 0 21600 Z N"/></draw:custom-shape></text:p>
      <text:p text:style-name="P4"><text:span text:style-name="Default_20_Paragraph_20_Font"><text:span text:style-name="T1">🔗</text:span></text:span><text:span text:style-name="Default_20_Paragraph_20_Font"><text:span text:style-name="T2"> Sign up for alpha access:</text:span></text:span> <text:a xlink:type="simple" xlink:href="https://narratoengine.com/talewell/" office:target-frame-name="_top" xlink:show="replace" text:style-name="Internet_20_link" text:visited-style-name="Visited_20_Internet_20_Link"><text:span text:style-name="Hyperlink">Talewell — Where Stories Come to Life</text:span></text:a><text:span text:style-name="Hyperlink"> </text:span><text:line-break/><text:span text:style-name="Default_20_Paragraph_20_Font"><text:span text:style-name="T2">#Talewell #NarratoEngine #ChooseYourOwnAdventure #InteractiveStories #AlphaTesting #IndieGames #StoryApp</text:span></text:span></text:p>
      <text:p text:style-name="Normal"/>
      <text:p text:style-name="Normal">Short Version:</text:p>
      <text:p text:style-name="Normal"/>
      <text:p text:style-name="P4"><text:span text:style-name="Default_20_Paragraph_20_Font"><text:span text:style-name="T3">🌿📚</text:span></text:span> <text:span text:style-name="Default_20_Paragraph_20_Font"><text:span text:style-name="T2">Talewell Alpha Is Here!</text:span></text:span><text:line-break/>Your next adventure is only one choice away.<text:line-break/>We’re launching our <text:span text:style-name="Default_20_Paragraph_20_Font"><text:span text:style-name="T2">Android Alpha</text:span></text:span> and looking for testers who love interactive stories.</text:p>
      <text:p text:style-name="Normal"><text:span text:style-name="Default_20_Paragraph_20_Font"><text:span text:style-name="T3">✨</text:span></text:span> Explore choose-your-own-adventure tales<text:line-break/><text:span text:style-name="Default_20_Paragraph_20_Font"><text:span text:style-name="T3">✨</text:span></text:span> Help guide the future of the app<text:line-break/><text:span text:style-name="Default_20_Paragraph_20_Font"><text:span text:style-name="T3">✨</text:span></text:span> Experience storytelling powered by the new Narrato Engine</text:p>
      <text:p text:style-name="Normal">Ready to shape the story?<text:line-break/><text:span text:style-name="Default_20_Paragraph_20_Font"><text:span text:style-name="T3">👉</text:span></text:span> Join the alpha today! </text:p>
      <text:p text:style-name="Normal"/>
      <text:p text:style-name="Normal">Twitter Version:</text:p>
      <text:p text:style-name="Normal"/>
      <text:p text:style-name="Normal"><text:soft-page-break/>A new choose-your-own-adventure app where every choice shapes the story.<text:line-break/>We're launching our <text:span text:style-name="Default_20_Paragraph_20_Font"><text:span text:style-name="T2">Android Alpha</text:span></text:span> and looking for testers!<text:line-break/>Sign up, explore interactive stories, and help us shape the future of Talewell.<text:line-break/><text:span text:style-name="Default_20_Paragraph_20_Font"><text:span text:style-name="T3">➡️</text:span></text:span> Join the alpha today!</text:p>
      <text:p text:style-name="Normal"/>
      <text:p text:style-name="P5">Comment on post:</text:p>
      <text:p text:style-name="P5"/>
      <text:p text:style-name="P6">Hey everyone — hope it’s okay to share this here. I’m working on a new mobile story telling app currently entering a <text:span text:style-name="Strong_20_Emphasis">limited-access alpha</text:span>, and we’re looking for a small group of testers who want to check it out early and give feedback.</text:p>
      <text:p text:style-name="P7">If you’re into trying new apps and helping shape them while they’re still evolving, you can sign up here: <text:a xlink:type="simple" xlink:href="https://narratoengine.com/talewell/" office:target-frame-name="_top" xlink:show="replace" text:style-name="Internet_20_link" text:visited-style-name="Visited_20_Internet_20_Link"><text:span text:style-name="Hyperlink">Talewell — Where Stories Come to Life</text:span></text:a></text:p>
      <text:p text:style-name="P8">It’s early-stage, so expect rough edges — but that’s exactly why we’d love honest testers. Thanks!</text:p>
      <text:p text:style-name="P8"/>
      <text:p text:style-name="P8">---</text:p>
      <text:p text:style-name="P8">Hi all! I’m starting an early <text:span text:style-name="Strong_20_Emphasis">Android alpha test</text:span> for my app <text:span text:style-name="Strong_20_Emphasis">Talewell</text:span>, which lets you create and play choose-your-own-adventure stories.</text:p>
      <text:p text:style-name="P8"/>
      <text:p text:style-name="P8">I’m looking for a few volunteer testers who are willing to install an early build, try things out, and share any feedback or bugs they run into.</text:p>
      <text:p text:style-name="P8"/>
      <text:p text:style-name="P9"><text:span text:style-name="T7">If you have an Android device and a few minutes to test, I’d really appreciate the help! </text:span><text:span text:style-name="T8">See the Alpha Access Sign-up </text:span><text:span text:style-name="T7">to join: </text:span><text:a xlink:type="simple" xlink:href="https://narratoengine.com/talewell/" text:style-name="Internet_20_link" text:visited-style-name="Visited_20_Internet_20_Link">Talewell — Where Stories Come to Life</text:a> </text:p>
      <text:p text:style-name="P9"/>
      <text:p text:style-name="P10">Thanks so much—every bit of testing helps a lot!</text:p>
      <text:p text:style-name="P8"/>
      <text:p text:style-name="P5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1$Windows_X86_64 LibreOffice_project/13f8d05e475a6b6572cdd8fe3af1421c659c51c2</meta:generator>
    <dc:title/>
    <dc:description/>
    <dc:subject/>
    <meta:initial-creator>Chris Mills</meta:initial-creator>
    <meta:creation-date>2025-11-17T20:36:00Z</meta:creation-date>
    <dc:date>2025-11-30T09:36:30.154298700</dc:date>
    <meta:editing-cycles>8</meta:editing-cycles>
    <meta:editing-duration>P2DT1H11M24S</meta:editing-duration>
    <meta:document-statistic meta:table-count="0" meta:image-count="0" meta:object-count="0" meta:page-count="2" meta:paragraph-count="22" meta:word-count="411" meta:character-count="2536" meta:non-whitespace-character-count="2137"/>
    <meta:template xlink:type="simple" xlink:actuate="onRequest" xlink:title="" xlink:href="Normal"/>
  </office:meta>
</office:document-meta>
</file>